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A0000059A0B4F99AEACF274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4.11cm" svg:height="24.11cm" svg:x="2.232cm" svg:y="2.232cm" svg:viewBox="0 0 24111 24111" draw:points="0,0 24111,0 24111,24111 0,24111">
          <text:p/>
        </draw:polygon>
        <draw:frame draw:style-name="gr2" draw:text-style-name="P2" draw:layer="layout" svg:width="24.109cm" svg:height="24.109cm" svg:x="2.232cm" svg:y="-5.08cm">
          <draw:image xlink:href="Pictures/100000000000059A0000059A0B4F99AEACF2748B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8.575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6T18:38:09.297100965</dc:date>
    <meta:editing-duration>PT1H32M44S</meta:editing-duration>
    <meta:editing-cycles>2</meta:editing-cycles>
    <meta:generator>LibreOffice/6.4.7.2$Linux_X86_64 LibreOffice_project/40$Build-2</meta:generator>
    <meta:document-statistic meta:object-count="2"/>
  </office:meta>
</office:document-meta>
</file>